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ullheigh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 * [.$D$2]*[.$E$2]/[.$F$2]*[.A2]*([.A2]-[.$G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0.5 * [.$D$2]*[.$E$2]/[.$F$2]*[.A3]*([.A3]-[.$G$2])" office:value-type="float" office:value="0.246875" calcext:value-type="float">
            <text:p>0.2468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0.5 * [.$D$2]*[.$E$2]/[.$F$2]*[.A4]*([.A4]-[.$G$2])" office:value-type="float" office:value="0.4875" calcext:value-type="float">
            <text:p>0.4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formula="of:=0.5 * [.$D$2]*[.$E$2]/[.$F$2]*[.A5]*([.A5]-[.$G$2])" office:value-type="float" office:value="0.721875" calcext:value-type="float">
            <text:p>0.7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0.5 * [.$D$2]*[.$E$2]/[.$F$2]*[.A6]*([.A6]-[.$G$2])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0.5 * [.$D$2]*[.$E$2]/[.$F$2]*[.A7]*([.A7]-[.$G$2])"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0.5 * [.$D$2]*[.$E$2]/[.$F$2]*[.A8]*([.A8]-[.$G$2])" office:value-type="float" office:value="1.3875" calcext:value-type="float">
            <text:p>1.3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formula="of:=0.5 * [.$D$2]*[.$E$2]/[.$F$2]*[.A9]*([.A9]-[.$G$2])" office:value-type="float" office:value="1.596875" calcext:value-type="float">
            <text:p>1.5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0.5 * [.$D$2]*[.$E$2]/[.$F$2]*[.A10]*([.A10]-[.$G$2])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formula="of:=0.5 * [.$D$2]*[.$E$2]/[.$F$2]*[.A11]*([.A11]-[.$G$2])" office:value-type="float" office:value="1.996875" calcext:value-type="float">
            <text:p>1.9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0.5 * [.$D$2]*[.$E$2]/[.$F$2]*[.A12]*([.A12]-[.$G$2])" office:value-type="float" office:value="2.1875" calcext:value-type="float">
            <text:p>2.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formula="of:=0.5 * [.$D$2]*[.$E$2]/[.$F$2]*[.A13]*([.A13]-[.$G$2])" office:value-type="float" office:value="2.371875" calcext:value-type="float">
            <text:p>2.3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5 * [.$D$2]*[.$E$2]/[.$F$2]*[.A14]*([.A14]-[.$G$2])"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formula="of:=0.5 * [.$D$2]*[.$E$2]/[.$F$2]*[.A15]*([.A15]-[.$G$2])" office:value-type="float" office:value="2.721875" calcext:value-type="float">
            <text:p>2.7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5 * [.$D$2]*[.$E$2]/[.$F$2]*[.A16]*([.A16]-[.$G$2])" office:value-type="float" office:value="2.8875" calcext:value-type="float">
            <text:p>2.8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0.5 * [.$D$2]*[.$E$2]/[.$F$2]*[.A17]*([.A17]-[.$G$2])" office:value-type="float" office:value="3.046875" calcext:value-type="float">
            <text:p>3.0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0.5 * [.$D$2]*[.$E$2]/[.$F$2]*[.A18]*([.A18]-[.$G$2])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formula="of:=0.5 * [.$D$2]*[.$E$2]/[.$F$2]*[.A19]*([.A19]-[.$G$2])" office:value-type="float" office:value="3.346875" calcext:value-type="float">
            <text:p>3.3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0.5 * [.$D$2]*[.$E$2]/[.$F$2]*[.A20]*([.A20]-[.$G$2])" office:value-type="float" office:value="3.4875" calcext:value-type="float">
            <text:p>3.4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formula="of:=0.5 * [.$D$2]*[.$E$2]/[.$F$2]*[.A21]*([.A21]-[.$G$2])" office:value-type="float" office:value="3.621875" calcext:value-type="float">
            <text:p>3.6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0.5 * [.$D$2]*[.$E$2]/[.$F$2]*[.A22]*([.A22]-[.$G$2])"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formula="of:=0.5 * [.$D$2]*[.$E$2]/[.$F$2]*[.A23]*([.A23]-[.$G$2])" office:value-type="float" office:value="3.871875" calcext:value-type="float">
            <text:p>3.8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0.5 * [.$D$2]*[.$E$2]/[.$F$2]*[.A24]*([.A24]-[.$G$2])" office:value-type="float" office:value="3.9875" calcext:value-type="float">
            <text:p>3.9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formula="of:=0.5 * [.$D$2]*[.$E$2]/[.$F$2]*[.A25]*([.A25]-[.$G$2])" office:value-type="float" office:value="4.096875" calcext:value-type="float">
            <text:p>4.0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0.5 * [.$D$2]*[.$E$2]/[.$F$2]*[.A26]*([.A26]-[.$G$2])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0.5 * [.$D$2]*[.$E$2]/[.$F$2]*[.A27]*([.A27]-[.$G$2])" office:value-type="float" office:value="4.296875" calcext:value-type="float">
            <text:p>4.2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0.5 * [.$D$2]*[.$E$2]/[.$F$2]*[.A28]*([.A28]-[.$G$2])" office:value-type="float" office:value="4.3875" calcext:value-type="float">
            <text:p>4.3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formula="of:=0.5 * [.$D$2]*[.$E$2]/[.$F$2]*[.A29]*([.A29]-[.$G$2])" office:value-type="float" office:value="4.471875" calcext:value-type="float">
            <text:p>4.4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0.5 * [.$D$2]*[.$E$2]/[.$F$2]*[.A30]*([.A30]-[.$G$2])"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formula="of:=0.5 * [.$D$2]*[.$E$2]/[.$F$2]*[.A31]*([.A31]-[.$G$2])" office:value-type="float" office:value="4.621875" calcext:value-type="float">
            <text:p>4.6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0.5 * [.$D$2]*[.$E$2]/[.$F$2]*[.A32]*([.A32]-[.$G$2])" office:value-type="float" office:value="4.6875" calcext:value-type="float">
            <text:p>4.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formula="of:=0.5 * [.$D$2]*[.$E$2]/[.$F$2]*[.A33]*([.A33]-[.$G$2])" office:value-type="float" office:value="4.746875" calcext:value-type="float">
            <text:p>4.7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0.5 * [.$D$2]*[.$E$2]/[.$F$2]*[.A34]*([.A34]-[.$G$2])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formula="of:=0.5 * [.$D$2]*[.$E$2]/[.$F$2]*[.A35]*([.A35]-[.$G$2])" office:value-type="float" office:value="4.846875" calcext:value-type="float">
            <text:p>4.8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0.5 * [.$D$2]*[.$E$2]/[.$F$2]*[.A36]*([.A36]-[.$G$2])" office:value-type="float" office:value="4.8875" calcext:value-type="float">
            <text:p>4.8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0.5 * [.$D$2]*[.$E$2]/[.$F$2]*[.A37]*([.A37]-[.$G$2])" office:value-type="float" office:value="4.921875" calcext:value-type="float">
            <text:p>4.9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0.5 * [.$D$2]*[.$E$2]/[.$F$2]*[.A38]*([.A38]-[.$G$2])"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formula="of:=0.5 * [.$D$2]*[.$E$2]/[.$F$2]*[.A39]*([.A39]-[.$G$2])" office:value-type="float" office:value="4.971875" calcext:value-type="float">
            <text:p>4.9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0.5 * [.$D$2]*[.$E$2]/[.$F$2]*[.A40]*([.A40]-[.$G$2])" office:value-type="float" office:value="4.9875" calcext:value-type="float">
            <text:p>4.9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formula="of:=0.5 * [.$D$2]*[.$E$2]/[.$F$2]*[.A41]*([.A41]-[.$G$2])" office:value-type="float" office:value="4.996875" calcext:value-type="float">
            <text:p>4.9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5 * [.$D$2]*[.$E$2]/[.$F$2]*[.A42]*([.A42]-[.$G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025" calcext:value-type="float">
            <text:p>1.025</text:p>
          </table:table-cell>
          <table:table-cell table:formula="of:=0.5 * [.$D$2]*[.$E$2]/[.$F$2]*[.A43]*([.A43]-[.$G$2])" office:value-type="float" office:value="4.996875" calcext:value-type="float">
            <text:p>4.9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0.5 * [.$D$2]*[.$E$2]/[.$F$2]*[.A44]*([.A44]-[.$G$2])" office:value-type="float" office:value="4.9875" calcext:value-type="float">
            <text:p>4.9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075" calcext:value-type="float">
            <text:p>1.075</text:p>
          </table:table-cell>
          <table:table-cell table:formula="of:=0.5 * [.$D$2]*[.$E$2]/[.$F$2]*[.A45]*([.A45]-[.$G$2])" office:value-type="float" office:value="4.971875" calcext:value-type="float">
            <text:p>4.9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0.5 * [.$D$2]*[.$E$2]/[.$F$2]*[.A46]*([.A46]-[.$G$2])"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25" calcext:value-type="float">
            <text:p>1.125</text:p>
          </table:table-cell>
          <table:table-cell table:formula="of:=0.5 * [.$D$2]*[.$E$2]/[.$F$2]*[.A47]*([.A47]-[.$G$2])" office:value-type="float" office:value="4.921875" calcext:value-type="float">
            <text:p>4.9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0.5 * [.$D$2]*[.$E$2]/[.$F$2]*[.A48]*([.A48]-[.$G$2])" office:value-type="float" office:value="4.8875" calcext:value-type="float">
            <text:p>4.8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175" calcext:value-type="float">
            <text:p>1.175</text:p>
          </table:table-cell>
          <table:table-cell table:formula="of:=0.5 * [.$D$2]*[.$E$2]/[.$F$2]*[.A49]*([.A49]-[.$G$2])" office:value-type="float" office:value="4.846875" calcext:value-type="float">
            <text:p>4.8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0.5 * [.$D$2]*[.$E$2]/[.$F$2]*[.A50]*([.A50]-[.$G$2])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25" calcext:value-type="float">
            <text:p>1.225</text:p>
          </table:table-cell>
          <table:table-cell table:formula="of:=0.5 * [.$D$2]*[.$E$2]/[.$F$2]*[.A51]*([.A51]-[.$G$2])" office:value-type="float" office:value="4.746875" calcext:value-type="float">
            <text:p>4.7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0.5 * [.$D$2]*[.$E$2]/[.$F$2]*[.A52]*([.A52]-[.$G$2])" office:value-type="float" office:value="4.6875" calcext:value-type="float">
            <text:p>4.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275" calcext:value-type="float">
            <text:p>1.275</text:p>
          </table:table-cell>
          <table:table-cell table:formula="of:=0.5 * [.$D$2]*[.$E$2]/[.$F$2]*[.A53]*([.A53]-[.$G$2])" office:value-type="float" office:value="4.621875" calcext:value-type="float">
            <text:p>4.6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0.5 * [.$D$2]*[.$E$2]/[.$F$2]*[.A54]*([.A54]-[.$G$2])"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25" calcext:value-type="float">
            <text:p>1.325</text:p>
          </table:table-cell>
          <table:table-cell table:formula="of:=0.5 * [.$D$2]*[.$E$2]/[.$F$2]*[.A55]*([.A55]-[.$G$2])" office:value-type="float" office:value="4.471875" calcext:value-type="float">
            <text:p>4.4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formula="of:=0.5 * [.$D$2]*[.$E$2]/[.$F$2]*[.A56]*([.A56]-[.$G$2])" office:value-type="float" office:value="4.3875" calcext:value-type="float">
            <text:p>4.3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formula="of:=0.5 * [.$D$2]*[.$E$2]/[.$F$2]*[.A57]*([.A57]-[.$G$2])" office:value-type="float" office:value="4.296875" calcext:value-type="float">
            <text:p>4.2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0.5 * [.$D$2]*[.$E$2]/[.$F$2]*[.A58]*([.A58]-[.$G$2])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25" calcext:value-type="float">
            <text:p>1.425</text:p>
          </table:table-cell>
          <table:table-cell table:formula="of:=0.5 * [.$D$2]*[.$E$2]/[.$F$2]*[.A59]*([.A59]-[.$G$2])" office:value-type="float" office:value="4.096875" calcext:value-type="float">
            <text:p>4.0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formula="of:=0.5 * [.$D$2]*[.$E$2]/[.$F$2]*[.A60]*([.A60]-[.$G$2])" office:value-type="float" office:value="3.9875" calcext:value-type="float">
            <text:p>3.9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475" calcext:value-type="float">
            <text:p>1.475</text:p>
          </table:table-cell>
          <table:table-cell table:formula="of:=0.5 * [.$D$2]*[.$E$2]/[.$F$2]*[.A61]*([.A61]-[.$G$2])" office:value-type="float" office:value="3.871875" calcext:value-type="float">
            <text:p>3.8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0.5 * [.$D$2]*[.$E$2]/[.$F$2]*[.A62]*([.A62]-[.$G$2])"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525" calcext:value-type="float">
            <text:p>1.525</text:p>
          </table:table-cell>
          <table:table-cell table:formula="of:=0.5 * [.$D$2]*[.$E$2]/[.$F$2]*[.A63]*([.A63]-[.$G$2])" office:value-type="float" office:value="3.621875" calcext:value-type="float">
            <text:p>3.6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formula="of:=0.5 * [.$D$2]*[.$E$2]/[.$F$2]*[.A64]*([.A64]-[.$G$2])" office:value-type="float" office:value="3.4875" calcext:value-type="float">
            <text:p>3.4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575" calcext:value-type="float">
            <text:p>1.575</text:p>
          </table:table-cell>
          <table:table-cell table:formula="of:=0.5 * [.$D$2]*[.$E$2]/[.$F$2]*[.A65]*([.A65]-[.$G$2])" office:value-type="float" office:value="3.346875" calcext:value-type="float">
            <text:p>3.3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0.5 * [.$D$2]*[.$E$2]/[.$F$2]*[.A66]*([.A66]-[.$G$2])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25" calcext:value-type="float">
            <text:p>1.625</text:p>
          </table:table-cell>
          <table:table-cell table:formula="of:=0.5 * [.$D$2]*[.$E$2]/[.$F$2]*[.A67]*([.A67]-[.$G$2])" office:value-type="float" office:value="3.046875" calcext:value-type="float">
            <text:p>3.0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0.5 * [.$D$2]*[.$E$2]/[.$F$2]*[.A68]*([.A68]-[.$G$2])" office:value-type="float" office:value="2.8875" calcext:value-type="float">
            <text:p>2.8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675" calcext:value-type="float">
            <text:p>1.675</text:p>
          </table:table-cell>
          <table:table-cell table:formula="of:=0.5 * [.$D$2]*[.$E$2]/[.$F$2]*[.A69]*([.A69]-[.$G$2])" office:value-type="float" office:value="2.721875" calcext:value-type="float">
            <text:p>2.7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0.5 * [.$D$2]*[.$E$2]/[.$F$2]*[.A70]*([.A70]-[.$G$2])"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25" calcext:value-type="float">
            <text:p>1.725</text:p>
          </table:table-cell>
          <table:table-cell table:formula="of:=0.5 * [.$D$2]*[.$E$2]/[.$F$2]*[.A71]*([.A71]-[.$G$2])" office:value-type="float" office:value="2.371875" calcext:value-type="float">
            <text:p>2.3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0.5 * [.$D$2]*[.$E$2]/[.$F$2]*[.A72]*([.A72]-[.$G$2])" office:value-type="float" office:value="2.1875" calcext:value-type="float">
            <text:p>2.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775" calcext:value-type="float">
            <text:p>1.775</text:p>
          </table:table-cell>
          <table:table-cell table:formula="of:=0.5 * [.$D$2]*[.$E$2]/[.$F$2]*[.A73]*([.A73]-[.$G$2])" office:value-type="float" office:value="1.996875" calcext:value-type="float">
            <text:p>1.9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0.5 * [.$D$2]*[.$E$2]/[.$F$2]*[.A74]*([.A74]-[.$G$2])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825" calcext:value-type="float">
            <text:p>1.825</text:p>
          </table:table-cell>
          <table:table-cell table:formula="of:=0.5 * [.$D$2]*[.$E$2]/[.$F$2]*[.A75]*([.A75]-[.$G$2])" office:value-type="float" office:value="1.596875" calcext:value-type="float">
            <text:p>1.5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formula="of:=0.5 * [.$D$2]*[.$E$2]/[.$F$2]*[.A76]*([.A76]-[.$G$2])" office:value-type="float" office:value="1.3875" calcext:value-type="float">
            <text:p>1.3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875" calcext:value-type="float">
            <text:p>1.875</text:p>
          </table:table-cell>
          <table:table-cell table:formula="of:=0.5 * [.$D$2]*[.$E$2]/[.$F$2]*[.A77]*([.A77]-[.$G$2])"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0.5 * [.$D$2]*[.$E$2]/[.$F$2]*[.A78]*([.A78]-[.$G$2])"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925" calcext:value-type="float">
            <text:p>1.925</text:p>
          </table:table-cell>
          <table:table-cell table:formula="of:=0.5 * [.$D$2]*[.$E$2]/[.$F$2]*[.A79]*([.A79]-[.$G$2])" office:value-type="float" office:value="0.721875" calcext:value-type="float">
            <text:p>0.7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formula="of:=0.5 * [.$D$2]*[.$E$2]/[.$F$2]*[.A80]*([.A80]-[.$G$2])" office:value-type="float" office:value="0.487499999999998" calcext:value-type="float">
            <text:p>0.4874999999999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.975" calcext:value-type="float">
            <text:p>1.975</text:p>
          </table:table-cell>
          <table:table-cell table:formula="of:=0.5 * [.$D$2]*[.$E$2]/[.$F$2]*[.A81]*([.A81]-[.$G$2])" office:value-type="float" office:value="0.246874999999999" calcext:value-type="float">
            <text:p>0.2468749999999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 * [.$D$2]*[.$E$2]/[.$F$2]*[.A82]*([.A82]-[.$G$2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halfheigh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 * [.$D$2]*[.$E$2]/[.$F$2]*[.A2]*([.A2]-[.$G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table:formula="of:=0.5 * [.$D$2]*[.$E$2]/[.$F$2]*[.A3]*([.A3]-[.$G$2])" office:value-type="float" office:value="0.246875" calcext:value-type="float">
            <text:p>0.2468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0.5 * [.$D$2]*[.$E$2]/[.$F$2]*[.A4]*([.A4]-[.$G$2])" office:value-type="float" office:value="0.4875" calcext:value-type="float">
            <text:p>0.4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formula="of:=0.5 * [.$D$2]*[.$E$2]/[.$F$2]*[.A5]*([.A5]-[.$G$2])" office:value-type="float" office:value="0.721875" calcext:value-type="float">
            <text:p>0.7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0.5 * [.$D$2]*[.$E$2]/[.$F$2]*[.A6]*([.A6]-[.$G$2])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0.5 * [.$D$2]*[.$E$2]/[.$F$2]*[.A7]*([.A7]-[.$G$2])"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0.5 * [.$D$2]*[.$E$2]/[.$F$2]*[.A8]*([.A8]-[.$G$2])" office:value-type="float" office:value="1.3875" calcext:value-type="float">
            <text:p>1.3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formula="of:=0.5 * [.$D$2]*[.$E$2]/[.$F$2]*[.A9]*([.A9]-[.$G$2])" office:value-type="float" office:value="1.596875" calcext:value-type="float">
            <text:p>1.5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0.5 * [.$D$2]*[.$E$2]/[.$F$2]*[.A10]*([.A10]-[.$G$2])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formula="of:=0.5 * [.$D$2]*[.$E$2]/[.$F$2]*[.A11]*([.A11]-[.$G$2])" office:value-type="float" office:value="1.996875" calcext:value-type="float">
            <text:p>1.9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0.5 * [.$D$2]*[.$E$2]/[.$F$2]*[.A12]*([.A12]-[.$G$2])" office:value-type="float" office:value="2.1875" calcext:value-type="float">
            <text:p>2.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formula="of:=0.5 * [.$D$2]*[.$E$2]/[.$F$2]*[.A13]*([.A13]-[.$G$2])" office:value-type="float" office:value="2.371875" calcext:value-type="float">
            <text:p>2.3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0.5 * [.$D$2]*[.$E$2]/[.$F$2]*[.A14]*([.A14]-[.$G$2])"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formula="of:=0.5 * [.$D$2]*[.$E$2]/[.$F$2]*[.A15]*([.A15]-[.$G$2])" office:value-type="float" office:value="2.721875" calcext:value-type="float">
            <text:p>2.7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5 * [.$D$2]*[.$E$2]/[.$F$2]*[.A16]*([.A16]-[.$G$2])" office:value-type="float" office:value="2.8875" calcext:value-type="float">
            <text:p>2.8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0.5 * [.$D$2]*[.$E$2]/[.$F$2]*[.A17]*([.A17]-[.$G$2])" office:value-type="float" office:value="3.046875" calcext:value-type="float">
            <text:p>3.0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0.5 * [.$D$2]*[.$E$2]/[.$F$2]*[.A18]*([.A18]-[.$G$2])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formula="of:=0.5 * [.$D$2]*[.$E$2]/[.$F$2]*[.A19]*([.A19]-[.$G$2])" office:value-type="float" office:value="3.346875" calcext:value-type="float">
            <text:p>3.3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0.5 * [.$D$2]*[.$E$2]/[.$F$2]*[.A20]*([.A20]-[.$G$2])" office:value-type="float" office:value="3.4875" calcext:value-type="float">
            <text:p>3.4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formula="of:=0.5 * [.$D$2]*[.$E$2]/[.$F$2]*[.A21]*([.A21]-[.$G$2])" office:value-type="float" office:value="3.621875" calcext:value-type="float">
            <text:p>3.6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0.5 * [.$D$2]*[.$E$2]/[.$F$2]*[.A22]*([.A22]-[.$G$2])"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formula="of:=0.5 * [.$D$2]*[.$E$2]/[.$F$2]*[.A23]*([.A23]-[.$G$2])" office:value-type="float" office:value="3.871875" calcext:value-type="float">
            <text:p>3.8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0.5 * [.$D$2]*[.$E$2]/[.$F$2]*[.A24]*([.A24]-[.$G$2])" office:value-type="float" office:value="3.9875" calcext:value-type="float">
            <text:p>3.9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formula="of:=0.5 * [.$D$2]*[.$E$2]/[.$F$2]*[.A25]*([.A25]-[.$G$2])" office:value-type="float" office:value="4.096875" calcext:value-type="float">
            <text:p>4.0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0.5 * [.$D$2]*[.$E$2]/[.$F$2]*[.A26]*([.A26]-[.$G$2])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0.5 * [.$D$2]*[.$E$2]/[.$F$2]*[.A27]*([.A27]-[.$G$2])" office:value-type="float" office:value="4.296875" calcext:value-type="float">
            <text:p>4.2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0.5 * [.$D$2]*[.$E$2]/[.$F$2]*[.A28]*([.A28]-[.$G$2])" office:value-type="float" office:value="4.3875" calcext:value-type="float">
            <text:p>4.3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formula="of:=0.5 * [.$D$2]*[.$E$2]/[.$F$2]*[.A29]*([.A29]-[.$G$2])" office:value-type="float" office:value="4.471875" calcext:value-type="float">
            <text:p>4.4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0.5 * [.$D$2]*[.$E$2]/[.$F$2]*[.A30]*([.A30]-[.$G$2])"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formula="of:=0.5 * [.$D$2]*[.$E$2]/[.$F$2]*[.A31]*([.A31]-[.$G$2])" office:value-type="float" office:value="4.621875" calcext:value-type="float">
            <text:p>4.6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0.5 * [.$D$2]*[.$E$2]/[.$F$2]*[.A32]*([.A32]-[.$G$2])" office:value-type="float" office:value="4.6875" calcext:value-type="float">
            <text:p>4.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formula="of:=0.5 * [.$D$2]*[.$E$2]/[.$F$2]*[.A33]*([.A33]-[.$G$2])" office:value-type="float" office:value="4.746875" calcext:value-type="float">
            <text:p>4.7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0.5 * [.$D$2]*[.$E$2]/[.$F$2]*[.A34]*([.A34]-[.$G$2])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formula="of:=0.5 * [.$D$2]*[.$E$2]/[.$F$2]*[.A35]*([.A35]-[.$G$2])" office:value-type="float" office:value="4.846875" calcext:value-type="float">
            <text:p>4.84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0.5 * [.$D$2]*[.$E$2]/[.$F$2]*[.A36]*([.A36]-[.$G$2])" office:value-type="float" office:value="4.8875" calcext:value-type="float">
            <text:p>4.8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0.5 * [.$D$2]*[.$E$2]/[.$F$2]*[.A37]*([.A37]-[.$G$2])" office:value-type="float" office:value="4.921875" calcext:value-type="float">
            <text:p>4.92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0.5 * [.$D$2]*[.$E$2]/[.$F$2]*[.A38]*([.A38]-[.$G$2])"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formula="of:=0.5 * [.$D$2]*[.$E$2]/[.$F$2]*[.A39]*([.A39]-[.$G$2])" office:value-type="float" office:value="4.971875" calcext:value-type="float">
            <text:p>4.971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0.5 * [.$D$2]*[.$E$2]/[.$F$2]*[.A40]*([.A40]-[.$G$2])" office:value-type="float" office:value="4.9875" calcext:value-type="float">
            <text:p>4.9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formula="of:=0.5 * [.$D$2]*[.$E$2]/[.$F$2]*[.A41]*([.A41]-[.$G$2])" office:value-type="float" office:value="4.996875" calcext:value-type="float">
            <text:p>4.9968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5 * [.$D$2]*[.$E$2]/[.$F$2]*[.A42]*([.A42]-[.$G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fullheight_vertical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 * [.$D$2]*[.$E$2]/[.$F$2]*[.A2]*([.A2]-[.$G$2])" office:value-type="float" office:value="0" calcext:value-type="float">
            <text:p>0</text:p>
          </table:table-cell>
          <table:table-cell table:formula="of:=0.5 * [.$D$2]*[.$E$2]/[.$F$2]*[.$A2]*([.$A2]-[.$G$2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]*([.$A3]-[.$G$2])" office:value-type="float" office:value="0.246875" calcext:value-type="float">
            <text:p>0.24687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]*([.$A4]-[.$G$2])" office:value-type="float" office:value="0.4875" calcext:value-type="float">
            <text:p>0.4875</text:p>
          </table:table-cell>
          <table:table-cell table:number-columns-repeated="4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]*([.$A5]-[.$G$2])" office:value-type="float" office:value="0.721875" calcext:value-type="float">
            <text:p>0.72187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]*([.$A6]-[.$G$2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]*([.$A7]-[.$G$2])" office:value-type="float" office:value="1.171875" calcext:value-type="float">
            <text:p>1.171875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8]*([.$A8]-[.$G$2])" office:value-type="float" office:value="1.3875" calcext:value-type="float">
            <text:p>1.3875</text:p>
          </table:table-cell>
          <table:table-cell table:number-columns-repeated="4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9]*([.$A9]-[.$G$2])" office:value-type="float" office:value="1.596875" calcext:value-type="float">
            <text:p>1.59687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0]*([.$A10]-[.$G$2])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1]*([.$A11]-[.$G$2])" office:value-type="float" office:value="1.996875" calcext:value-type="float">
            <text:p>1.996875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2]*([.$A12]-[.$G$2])" office:value-type="float" office:value="2.1875" calcext:value-type="float">
            <text:p>2.1875</text:p>
          </table:table-cell>
          <table:table-cell table:number-columns-repeated="4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3]*([.$A13]-[.$G$2])" office:value-type="float" office:value="2.371875" calcext:value-type="float">
            <text:p>2.37187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4]*([.$A14]-[.$G$2])" office:value-type="float" office:value="2.55" calcext:value-type="float">
            <text:p>2.55</text:p>
          </table:table-cell>
          <table:table-cell table:number-columns-repeated="4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5]*([.$A15]-[.$G$2])" office:value-type="float" office:value="2.721875" calcext:value-type="float">
            <text:p>2.721875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6]*([.$A16]-[.$G$2])" office:value-type="float" office:value="2.8875" calcext:value-type="float">
            <text:p>2.8875</text:p>
          </table:table-cell>
          <table:table-cell table:number-columns-repeated="4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7]*([.$A17]-[.$G$2])" office:value-type="float" office:value="3.046875" calcext:value-type="float">
            <text:p>3.04687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8]*([.$A18]-[.$G$2])"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9]*([.$A19]-[.$G$2])" office:value-type="float" office:value="3.346875" calcext:value-type="float">
            <text:p>3.346875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0]*([.$A20]-[.$G$2])" office:value-type="float" office:value="3.4875" calcext:value-type="float">
            <text:p>3.4875</text:p>
          </table:table-cell>
          <table:table-cell table:number-columns-repeated="4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1]*([.$A21]-[.$G$2])" office:value-type="float" office:value="3.621875" calcext:value-type="float">
            <text:p>3.62187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2]*([.$A22]-[.$G$2])"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3]*([.$A23]-[.$G$2])" office:value-type="float" office:value="3.871875" calcext:value-type="float">
            <text:p>3.871875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4]*([.$A24]-[.$G$2])" office:value-type="float" office:value="3.9875" calcext:value-type="float">
            <text:p>3.9875</text:p>
          </table:table-cell>
          <table:table-cell table:number-columns-repeated="4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5]*([.$A25]-[.$G$2])" office:value-type="float" office:value="4.096875" calcext:value-type="float">
            <text:p>4.09687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6]*([.$A26]-[.$G$2])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7]*([.$A27]-[.$G$2])" office:value-type="float" office:value="4.296875" calcext:value-type="float">
            <text:p>4.296875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8]*([.$A28]-[.$G$2])" office:value-type="float" office:value="4.3875" calcext:value-type="float">
            <text:p>4.3875</text:p>
          </table:table-cell>
          <table:table-cell table:number-columns-repeated="4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9]*([.$A29]-[.$G$2])" office:value-type="float" office:value="4.471875" calcext:value-type="float">
            <text:p>4.471875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0]*([.$A30]-[.$G$2])"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1]*([.$A31]-[.$G$2])" office:value-type="float" office:value="4.621875" calcext:value-type="float">
            <text:p>4.621875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2]*([.$A32]-[.$G$2])" office:value-type="float" office:value="4.6875" calcext:value-type="float">
            <text:p>4.6875</text:p>
          </table:table-cell>
          <table:table-cell table:number-columns-repeated="4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3]*([.$A33]-[.$G$2])" office:value-type="float" office:value="4.746875" calcext:value-type="float">
            <text:p>4.74687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4]*([.$A34]-[.$G$2])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5]*([.$A35]-[.$G$2])" office:value-type="float" office:value="4.846875" calcext:value-type="float">
            <text:p>4.846875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6]*([.$A36]-[.$G$2])" office:value-type="float" office:value="4.8875" calcext:value-type="float">
            <text:p>4.8875</text:p>
          </table:table-cell>
          <table:table-cell table:number-columns-repeated="4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7]*([.$A37]-[.$G$2])" office:value-type="float" office:value="4.921875" calcext:value-type="float">
            <text:p>4.92187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8]*([.$A38]-[.$G$2])"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9]*([.$A39]-[.$G$2])" office:value-type="float" office:value="4.971875" calcext:value-type="float">
            <text:p>4.971875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0]*([.$A40]-[.$G$2])" office:value-type="float" office:value="4.9875" calcext:value-type="float">
            <text:p>4.9875</text:p>
          </table:table-cell>
          <table:table-cell table:number-columns-repeated="4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1]*([.$A41]-[.$G$2])" office:value-type="float" office:value="4.996875" calcext:value-type="float">
            <text:p>4.9968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2]*([.$A42]-[.$G$2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3]*([.$A43]-[.$G$2])" office:value-type="float" office:value="4.996875" calcext:value-type="float">
            <text:p>4.996875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4]*([.$A44]-[.$G$2])" office:value-type="float" office:value="4.9875" calcext:value-type="float">
            <text:p>4.9875</text:p>
          </table:table-cell>
          <table:table-cell table:number-columns-repeated="4"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5]*([.$A45]-[.$G$2])" office:value-type="float" office:value="4.971875" calcext:value-type="float">
            <text:p>4.971875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6]*([.$A46]-[.$G$2])"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7]*([.$A47]-[.$G$2])" office:value-type="float" office:value="4.921875" calcext:value-type="float">
            <text:p>4.921875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8]*([.$A48]-[.$G$2])" office:value-type="float" office:value="4.8875" calcext:value-type="float">
            <text:p>4.8875</text:p>
          </table:table-cell>
          <table:table-cell table:number-columns-repeated="4"/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9]*([.$A49]-[.$G$2])" office:value-type="float" office:value="4.846875" calcext:value-type="float">
            <text:p>4.846875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0]*([.$A50]-[.$G$2])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1]*([.$A51]-[.$G$2])" office:value-type="float" office:value="4.746875" calcext:value-type="float">
            <text:p>4.746875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2]*([.$A52]-[.$G$2])" office:value-type="float" office:value="4.6875" calcext:value-type="float">
            <text:p>4.6875</text:p>
          </table:table-cell>
          <table:table-cell table:number-columns-repeated="4"/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3]*([.$A53]-[.$G$2])" office:value-type="float" office:value="4.621875" calcext:value-type="float">
            <text:p>4.621875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4]*([.$A54]-[.$G$2])"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5]*([.$A55]-[.$G$2])" office:value-type="float" office:value="4.471875" calcext:value-type="float">
            <text:p>4.471875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6]*([.$A56]-[.$G$2])" office:value-type="float" office:value="4.3875" calcext:value-type="float">
            <text:p>4.3875</text:p>
          </table:table-cell>
          <table:table-cell table:number-columns-repeated="4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7]*([.$A57]-[.$G$2])" office:value-type="float" office:value="4.296875" calcext:value-type="float">
            <text:p>4.296875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8]*([.$A58]-[.$G$2])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9]*([.$A59]-[.$G$2])" office:value-type="float" office:value="4.096875" calcext:value-type="float">
            <text:p>4.096875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0]*([.$A60]-[.$G$2])" office:value-type="float" office:value="3.9875" calcext:value-type="float">
            <text:p>3.9875</text:p>
          </table:table-cell>
          <table:table-cell table:number-columns-repeated="4"/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1]*([.$A61]-[.$G$2])" office:value-type="float" office:value="3.871875" calcext:value-type="float">
            <text:p>3.871875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2]*([.$A62]-[.$G$2])"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3]*([.$A63]-[.$G$2])" office:value-type="float" office:value="3.621875" calcext:value-type="float">
            <text:p>3.621875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4]*([.$A64]-[.$G$2])" office:value-type="float" office:value="3.4875" calcext:value-type="float">
            <text:p>3.4875</text:p>
          </table:table-cell>
          <table:table-cell table:number-columns-repeated="4"/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5]*([.$A65]-[.$G$2])" office:value-type="float" office:value="3.346875" calcext:value-type="float">
            <text:p>3.346875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6]*([.$A66]-[.$G$2])"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7]*([.$A67]-[.$G$2])" office:value-type="float" office:value="3.046875" calcext:value-type="float">
            <text:p>3.046875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8]*([.$A68]-[.$G$2])" office:value-type="float" office:value="2.8875" calcext:value-type="float">
            <text:p>2.8875</text:p>
          </table:table-cell>
          <table:table-cell table:number-columns-repeated="4"/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9]*([.$A69]-[.$G$2])" office:value-type="float" office:value="2.721875" calcext:value-type="float">
            <text:p>2.721875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0]*([.$A70]-[.$G$2])" office:value-type="float" office:value="2.55" calcext:value-type="float">
            <text:p>2.55</text:p>
          </table:table-cell>
          <table:table-cell table:number-columns-repeated="4"/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1]*([.$A71]-[.$G$2])" office:value-type="float" office:value="2.371875" calcext:value-type="float">
            <text:p>2.371875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2]*([.$A72]-[.$G$2])" office:value-type="float" office:value="2.1875" calcext:value-type="float">
            <text:p>2.1875</text:p>
          </table:table-cell>
          <table:table-cell table:number-columns-repeated="4"/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3]*([.$A73]-[.$G$2])" office:value-type="float" office:value="1.996875" calcext:value-type="float">
            <text:p>1.99687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4]*([.$A74]-[.$G$2])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5]*([.$A75]-[.$G$2])" office:value-type="float" office:value="1.596875" calcext:value-type="float">
            <text:p>1.596875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6]*([.$A76]-[.$G$2])" office:value-type="float" office:value="1.3875" calcext:value-type="float">
            <text:p>1.3875</text:p>
          </table:table-cell>
          <table:table-cell table:number-columns-repeated="4"/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7]*([.$A77]-[.$G$2])" office:value-type="float" office:value="1.171875" calcext:value-type="float">
            <text:p>1.171875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8]*([.$A78]-[.$G$2])" office:value-type="float" office:value="0.950000000000001" calcext:value-type="float">
            <text:p>0.950000000000001</text:p>
          </table:table-cell>
          <table:table-cell table:number-columns-repeated="4"/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9]*([.$A79]-[.$G$2])" office:value-type="float" office:value="0.721875" calcext:value-type="float">
            <text:p>0.721875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80]*([.$A80]-[.$G$2])" office:value-type="float" office:value="0.487499999999998" calcext:value-type="float">
            <text:p>0.487499999999998</text:p>
          </table:table-cell>
          <table:table-cell table:number-columns-repeated="4"/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81]*([.$A81]-[.$G$2])" office:value-type="float" office:value="0.246874999999999" calcext:value-type="float">
            <text:p>0.24687499999999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82]*([.$A82]-[.$G$2])" office:value-type="float" office:value="-0" calcext:value-type="float">
            <text:p>0</text:p>
          </table:table-cell>
          <table:table-cell table:number-columns-repeated="4"/>
        </table:table-row>
      </table:table>
      <table:table table:name="halfheight_vertical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 * [.$D$2]*[.$E$2]/[.$F$2]*[.A2]*([.A2]-[.$G$2])" office:value-type="float" office:value="0" calcext:value-type="float">
            <text:p>0</text:p>
          </table:table-cell>
          <table:table-cell table:formula="of:=0.5 * [.$D$2]*[.$E$2]/[.$F$2]*[.$A2]*([.$A2]-[.$G$2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]*([.$A3]-[.$G$2])" office:value-type="float" office:value="0.246875" calcext:value-type="float">
            <text:p>0.24687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]*([.$A4]-[.$G$2])" office:value-type="float" office:value="0.4875" calcext:value-type="float">
            <text:p>0.4875</text:p>
          </table:table-cell>
          <table:table-cell table:number-columns-repeated="4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5]*([.$A5]-[.$G$2])" office:value-type="float" office:value="0.721875" calcext:value-type="float">
            <text:p>0.72187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6]*([.$A6]-[.$G$2])"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7]*([.$A7]-[.$G$2])" office:value-type="float" office:value="1.171875" calcext:value-type="float">
            <text:p>1.171875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8]*([.$A8]-[.$G$2])" office:value-type="float" office:value="1.3875" calcext:value-type="float">
            <text:p>1.3875</text:p>
          </table:table-cell>
          <table:table-cell table:number-columns-repeated="4"/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9]*([.$A9]-[.$G$2])" office:value-type="float" office:value="1.596875" calcext:value-type="float">
            <text:p>1.59687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0]*([.$A10]-[.$G$2])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1]*([.$A11]-[.$G$2])" office:value-type="float" office:value="1.996875" calcext:value-type="float">
            <text:p>1.996875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2]*([.$A12]-[.$G$2])" office:value-type="float" office:value="2.1875" calcext:value-type="float">
            <text:p>2.1875</text:p>
          </table:table-cell>
          <table:table-cell table:number-columns-repeated="4"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3]*([.$A13]-[.$G$2])" office:value-type="float" office:value="2.371875" calcext:value-type="float">
            <text:p>2.37187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4]*([.$A14]-[.$G$2])" office:value-type="float" office:value="2.55" calcext:value-type="float">
            <text:p>2.55</text:p>
          </table:table-cell>
          <table:table-cell table:number-columns-repeated="4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5]*([.$A15]-[.$G$2])" office:value-type="float" office:value="2.721875" calcext:value-type="float">
            <text:p>2.721875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6]*([.$A16]-[.$G$2])" office:value-type="float" office:value="2.8875" calcext:value-type="float">
            <text:p>2.8875</text:p>
          </table:table-cell>
          <table:table-cell table:number-columns-repeated="4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7]*([.$A17]-[.$G$2])" office:value-type="float" office:value="3.046875" calcext:value-type="float">
            <text:p>3.04687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8]*([.$A18]-[.$G$2])"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19]*([.$A19]-[.$G$2])" office:value-type="float" office:value="3.346875" calcext:value-type="float">
            <text:p>3.346875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0]*([.$A20]-[.$G$2])" office:value-type="float" office:value="3.4875" calcext:value-type="float">
            <text:p>3.4875</text:p>
          </table:table-cell>
          <table:table-cell table:number-columns-repeated="4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1]*([.$A21]-[.$G$2])" office:value-type="float" office:value="3.621875" calcext:value-type="float">
            <text:p>3.62187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2]*([.$A22]-[.$G$2])"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3]*([.$A23]-[.$G$2])" office:value-type="float" office:value="3.871875" calcext:value-type="float">
            <text:p>3.871875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4]*([.$A24]-[.$G$2])" office:value-type="float" office:value="3.9875" calcext:value-type="float">
            <text:p>3.9875</text:p>
          </table:table-cell>
          <table:table-cell table:number-columns-repeated="4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5]*([.$A25]-[.$G$2])" office:value-type="float" office:value="4.096875" calcext:value-type="float">
            <text:p>4.09687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6]*([.$A26]-[.$G$2])" office:value-type="float" office:value="4.2" calcext:value-type="float">
            <text:p>4.2</text:p>
          </table:table-cell>
          <table:table-cell table:number-columns-repeated="4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7]*([.$A27]-[.$G$2])" office:value-type="float" office:value="4.296875" calcext:value-type="float">
            <text:p>4.296875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8]*([.$A28]-[.$G$2])" office:value-type="float" office:value="4.3875" calcext:value-type="float">
            <text:p>4.3875</text:p>
          </table:table-cell>
          <table:table-cell table:number-columns-repeated="4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29]*([.$A29]-[.$G$2])" office:value-type="float" office:value="4.471875" calcext:value-type="float">
            <text:p>4.471875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0]*([.$A30]-[.$G$2])" office:value-type="float" office:value="4.55" calcext:value-type="float">
            <text:p>4.55</text:p>
          </table:table-cell>
          <table:table-cell table:number-columns-repeated="4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1]*([.$A31]-[.$G$2])" office:value-type="float" office:value="4.621875" calcext:value-type="float">
            <text:p>4.621875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2]*([.$A32]-[.$G$2])" office:value-type="float" office:value="4.6875" calcext:value-type="float">
            <text:p>4.6875</text:p>
          </table:table-cell>
          <table:table-cell table:number-columns-repeated="4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3]*([.$A33]-[.$G$2])" office:value-type="float" office:value="4.746875" calcext:value-type="float">
            <text:p>4.74687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4]*([.$A34]-[.$G$2])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5]*([.$A35]-[.$G$2])" office:value-type="float" office:value="4.846875" calcext:value-type="float">
            <text:p>4.846875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6]*([.$A36]-[.$G$2])" office:value-type="float" office:value="4.8875" calcext:value-type="float">
            <text:p>4.8875</text:p>
          </table:table-cell>
          <table:table-cell table:number-columns-repeated="4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7]*([.$A37]-[.$G$2])" office:value-type="float" office:value="4.921875" calcext:value-type="float">
            <text:p>4.92187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8]*([.$A38]-[.$G$2])"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39]*([.$A39]-[.$G$2])" office:value-type="float" office:value="4.971875" calcext:value-type="float">
            <text:p>4.971875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0]*([.$A40]-[.$G$2])" office:value-type="float" office:value="4.9875" calcext:value-type="float">
            <text:p>4.9875</text:p>
          </table:table-cell>
          <table:table-cell table:number-columns-repeated="4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1]*([.$A41]-[.$G$2])" office:value-type="float" office:value="4.996875" calcext:value-type="float">
            <text:p>4.9968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.5 * [.$D$2]*[.$E$2]/[.$F$2]*[.$A42]*([.$A42]-[.$G$2])"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08:57:59.296411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20:04:47.502290180</meta:creation-date>
    <dc:date>2019-11-22T09:00:15.430499600</dc:date>
    <meta:editing-duration>PT6M36S</meta:editing-duration>
    <meta:editing-cycles>5</meta:editing-cycles>
    <meta:generator>LibreOffice/6.0.7.3$Linux_X86_64 LibreOffice_project/00m0$Build-3</meta:generator>
    <meta:document-statistic meta:table-count="4" meta:cell-count="776" meta:object-count="0"/>
  </office:meta>
</office:document-meta>
</file>